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Object 32/settings.xml" manifest:media-type="text/xml"/>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layout-cache" manifest:media-type="application/binary"/>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anifest.rdf" manifest:media-type="application/rdf+xml"/>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styles.xml" manifest:media-type="text/xml"/>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eta.xml" manifest:media-type="text/xml"/>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Pictures/1000000000000263000002643F19DF8290CC4E41.jpg" manifest:media-type="image/jpeg"/>
  <manifest:file-entry manifest:full-path="settings.xml" manifest:media-type="text/xml"/>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Devanagari1" svg:font-family="'Lohit Devanagari'"/>
    <style:font-face style:name="Calibri" svg:font-family="Calibri" style:font-family-generic="roman" style:font-pitch="variable"/>
    <style:font-face style:name="Comic Sans MS" svg:font-family="'Comic Sans M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984cm" fo:margin-left="0cm" fo:margin-top="0cm" fo:margin-bottom="0cm" table:align="left" style:writing-mode="lr-tb"/>
    </style:style>
    <style:style style:name="Table1.A" style:family="table-column">
      <style:table-column-properties style:column-width="7.992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0"/>
    </style:style>
    <style:style style:name="P1" style:family="paragraph" style:parent-style-name="Standard">
      <style:text-properties style:font-name="Comic Sans MS" fo:font-size="10pt" style:text-underline-style="solid" style:text-underline-width="auto" style:text-underline-color="font-color" fo:font-weight="bold" style:font-size-asian="10pt" style:font-weight-asian="bold" style:font-size-complex="10pt"/>
    </style:style>
    <style:style style:name="P2" style:family="paragraph" style:parent-style-name="Standard">
      <style:text-properties fo:font-style="italic" style:text-underline-style="solid" style:text-underline-width="auto" style:text-underline-color="font-color" style:font-style-asian="italic" style:font-name-complex="Calibri1"/>
    </style:style>
    <style:style style:name="P3" style:family="paragraph" style:parent-style-name="Standard">
      <style:paragraph-properties fo:text-align="center" style:justify-single-word="false"/>
    </style:style>
    <style:style style:name="P4" style:family="paragraph" style:parent-style-name="Standard">
      <style:text-properties style:font-name-complex="Calibri1"/>
    </style:style>
    <style:style style:name="P5" style:family="paragraph" style:parent-style-name="No_20_Spacing">
      <style:text-properties fo:font-weight="bold" officeooo:rsid="0001fb44" style:font-weight-asian="bold"/>
    </style:style>
    <style:style style:name="P6" style:family="paragraph" style:parent-style-name="Standard">
      <style:paragraph-properties fo:margin-top="0cm" fo:margin-bottom="0cm" loext:contextual-spacing="false" fo:line-height="100%"/>
    </style:style>
    <style:style style:name="P7" style:family="paragraph" style:parent-style-name="Standard">
      <style:paragraph-properties fo:margin-top="0cm" fo:margin-bottom="0cm" loext:contextual-spacing="false" fo:line-height="100%" fo:text-align="center" style:justify-single-word="false">
        <style:tab-stops>
          <style:tab-stop style:position="16.828cm" style:type="right"/>
        </style:tab-stops>
      </style:paragraph-properties>
    </style:style>
    <style:style style:name="P8" style:family="paragraph" style:parent-style-name="Standard">
      <style:paragraph-properties fo:margin-top="0cm" fo:margin-bottom="0cm" loext:contextual-spacing="false" fo:line-height="100%">
        <style:tab-stops>
          <style:tab-stop style:position="16.828cm" style:type="right"/>
        </style:tab-stops>
      </style:paragraph-properties>
    </style:style>
    <style:style style:name="P9" style:family="paragraph" style:parent-style-name="Standard">
      <style:paragraph-properties fo:margin-top="0cm" fo:margin-bottom="0cm" loext:contextual-spacing="false" fo:line-height="100%" fo:text-align="center" style:justify-single-word="false">
        <style:tab-stops>
          <style:tab-stop style:position="16.828cm" style:type="right"/>
        </style:tab-stops>
      </style:paragraph-properties>
      <style:text-properties style:font-name="Times New Roman" fo:font-size="12pt" fo:font-weight="bold" style:font-name-asian="Times New Roman1" style:font-size-asian="12pt" style:language-asian="fr" style:country-asian="FR" style:font-weight-asian="bold" style:font-name-complex="Times New Roman1" style:font-size-complex="12pt"/>
    </style:style>
    <style:style style:name="P10" style:family="paragraph" style:parent-style-name="Standard">
      <style:paragraph-properties fo:margin-top="0cm" fo:margin-bottom="0cm" loext:contextual-spacing="false" fo:line-height="100%" fo:text-align="center" style:justify-single-word="false">
        <style:tab-stops>
          <style:tab-stop style:position="16.828cm" style:type="right"/>
        </style:tab-stops>
      </style:paragraph-properties>
      <style:text-properties style:font-name="Times New Roman" fo:font-size="12pt" fo:font-style="italic" style:font-name-asian="Times New Roman1" style:font-size-asian="12pt" style:language-asian="fr" style:country-asian="FR" style:font-style-asian="italic" style:font-name-complex="Times New Roman1" style:font-size-complex="12pt"/>
    </style:style>
    <style:style style:name="P11" style:family="paragraph" style:parent-style-name="Standard">
      <style:paragraph-properties fo:margin-top="0cm" fo:margin-bottom="0cm" loext:contextual-spacing="false" fo:line-height="100%"/>
      <style:text-properties style:font-name-asian="Times New Roman1" style:language-asian="fr" style:country-asian="FR" style:font-name-complex="Calibri1"/>
    </style:style>
    <style:style style:name="P12" style:family="paragraph" style:parent-style-name="Standard">
      <style:paragraph-properties fo:margin-top="0cm" fo:margin-bottom="0cm" loext:contextual-spacing="false" fo:line-height="100%">
        <style:tab-stops>
          <style:tab-stop style:position="16.828cm" style:type="right"/>
        </style:tab-stops>
      </style:paragraph-properties>
      <style:text-properties style:font-name-asian="Times New Roman1" style:language-asian="fr" style:country-asian="FR" style:font-name-complex="Calibri1"/>
    </style:style>
    <style:style style:name="P13" style:family="paragraph" style:parent-style-name="Standard">
      <style:paragraph-properties fo:margin-top="0cm" fo:margin-bottom="0cm" loext:contextual-spacing="false" fo:line-height="100%" fo:text-align="center" style:justify-single-word="false"/>
      <style:text-properties style:font-name-complex="Calibri1"/>
    </style:style>
    <style:style style:name="P14" style:family="paragraph" style:parent-style-name="Standard">
      <style:paragraph-properties fo:margin-top="0cm" fo:margin-bottom="0cm" loext:contextual-spacing="false" fo:line-height="100%" fo:text-align="center" style:justify-single-word="false" fo:padding-left="0cm" fo:padding-right="0cm" fo:padding-top="0cm" fo:padding-bottom="0.035cm" fo:border-left="none" fo:border-right="none" fo:border-top="none" fo:border-bottom="1.5pt solid #000000">
        <style:tab-stops>
          <style:tab-stop style:position="16.828cm" style:type="right"/>
        </style:tab-stops>
      </style:paragraph-properties>
      <style:text-properties style:font-name="Times New Roman" fo:font-size="12pt" fo:font-weight="bold" style:font-name-asian="Times New Roman1" style:font-size-asian="12pt" style:language-asian="fr" style:country-asian="FR" style:font-weight-asian="bold" style:font-name-complex="Times New Roman1" style:font-size-complex="12pt"/>
    </style:style>
    <style:style style:name="P15" style:family="paragraph" style:parent-style-name="Standard">
      <style:paragraph-properties fo:margin-left="1.27cm" fo:margin-right="0cm" fo:margin-top="0cm" fo:margin-bottom="0cm" loext:contextual-spacing="true" fo:line-height="100%" fo:text-indent="0cm" style:auto-text-indent="false"/>
      <style:text-properties style:font-name="Comic Sans MS" fo:font-size="10pt" style:text-underline-style="solid" style:text-underline-width="auto" style:text-underline-color="font-color" fo:font-weight="bold" style:font-name-asian="Times New Roman1" style:font-size-asian="10pt" style:language-asian="fr" style:country-asian="FR" style:font-weight-asian="bold" style:font-name-complex="Arial" style:font-size-complex="10pt"/>
    </style:style>
    <style:style style:name="P16" style:family="paragraph" style:parent-style-name="Standard">
      <style:paragraph-properties fo:margin-left="1.27cm" fo:margin-right="0cm" fo:margin-top="0cm" fo:margin-bottom="0cm" loext:contextual-spacing="true" fo:line-height="100%" fo:text-indent="0cm" style:auto-text-indent="false"/>
      <style:text-properties style:font-name="Comic Sans MS" fo:font-size="10pt" style:font-name-asian="Times New Roman1" style:font-size-asian="10pt" style:language-asian="fr" style:country-asian="FR" style:font-name-complex="Times New Roman1" style:font-size-complex="10pt"/>
    </style:style>
    <style:style style:name="P17" style:family="paragraph" style:parent-style-name="Standard">
      <style:paragraph-properties fo:margin-left="0.582cm" fo:margin-right="0cm" fo:margin-top="0cm" fo:margin-bottom="0cm" loext:contextual-spacing="false" fo:line-height="100%" fo:text-indent="0cm" style:auto-text-indent="false">
        <style:tab-stops>
          <style:tab-stop style:position="16.828cm" style:type="right"/>
        </style:tab-stops>
      </style:paragraph-properties>
      <style:text-properties style:font-name="Comic Sans MS" fo:font-size="10pt" style:font-name-asian="Times New Roman1" style:font-size-asian="10pt" style:language-asian="fr" style:country-asian="FR" style:font-name-complex="Times New Roman1" style:font-size-complex="10pt"/>
    </style:style>
    <style:style style:name="P18" style:family="paragraph" style:parent-style-name="Standard" style:master-page-name="Standard">
      <style:paragraph-properties fo:margin-top="0cm" fo:margin-bottom="0cm" loext:contextual-spacing="false" fo:line-height="100%" fo:text-align="center" style:justify-single-word="false" style:page-number="auto">
        <style:tab-stops>
          <style:tab-stop style:position="16.828cm" style:type="right"/>
        </style:tab-stops>
      </style:paragraph-properties>
      <style:text-properties style:font-name="Comic Sans MS" fo:font-size="14pt" fo:font-weight="bold" style:font-name-asian="Times New Roman1" style:font-size-asian="14pt" style:language-asian="fr" style:country-asian="FR" style:font-weight-asian="bold" style:font-name-complex="Times New Roman1" style:font-size-complex="14pt"/>
    </style:style>
    <style:style style:name="P19" style:family="paragraph" style:parent-style-name="Standard" style:list-style-name="WWNum1">
      <style:paragraph-properties fo:margin-top="0cm" fo:margin-bottom="0.353cm" loext:contextual-spacing="true" fo:line-height="115%"/>
    </style:style>
    <style:style style:name="P20" style:family="paragraph" style:parent-style-name="Standard" style:list-style-name="WWNum1">
      <style:paragraph-properties fo:margin-top="0cm" fo:margin-bottom="0.353cm" loext:contextual-spacing="true" fo:line-height="115%"/>
      <style:text-properties style:font-name-complex="Calibri1"/>
    </style:style>
    <style:style style:name="P21" style:family="paragraph" style:parent-style-name="Standard" style:list-style-name="WWNum2">
      <style:paragraph-properties fo:margin-top="0cm" fo:margin-bottom="0.282cm" loext:contextual-spacing="true"/>
      <style:text-properties style:font-name-complex="Calibri1"/>
    </style:style>
    <style:style style:name="P22" style:family="paragraph" style:parent-style-name="Standard" style:list-style-name="WWNum3">
      <style:paragraph-properties fo:margin-top="0cm" fo:margin-bottom="0.282cm" loext:contextual-spacing="true"/>
      <style:text-properties style:font-name-complex="Calibri1"/>
    </style:style>
    <style:style style:name="P23" style:family="paragraph" style:parent-style-name="Standard" style:list-style-name="WWNum3">
      <style:paragraph-properties fo:margin-top="0cm" fo:margin-bottom="0.282cm" loext:contextual-spacing="true"/>
    </style:style>
    <style:style style:name="P24" style:family="paragraph" style:parent-style-name="Standard" style:list-style-name="WWNum4">
      <style:paragraph-properties fo:margin-top="0cm" fo:margin-bottom="0cm" loext:contextual-spacing="true" fo:line-height="100%"/>
      <style:text-properties style:font-name-asian="Times New Roman1" style:language-asian="fr" style:country-asian="FR" style:font-name-complex="Calibri1"/>
    </style:style>
    <style:style style:name="P25" style:family="paragraph">
      <loext:graphic-properties draw:fill="solid" draw:fill-color="#d8d8d8" draw:opacity="50%"/>
      <style:text-properties style:font-name="Comic Sans MS" fo:font-size="1pt"/>
    </style:style>
    <style:style style:name="T1" style:family="text">
      <style:text-properties style:font-name="Comic Sans MS" fo:font-size="12pt" fo:font-weight="bold" style:font-name-asian="Times New Roman1" style:font-size-asian="12pt" style:language-asian="fr" style:country-asian="FR" style:font-weight-asian="bold" style:font-name-complex="Times New Roman1" style:font-size-complex="12pt"/>
    </style:style>
    <style:style style:name="T2" style:family="text">
      <style:text-properties style:font-name="Comic Sans MS" fo:font-size="10pt" style:text-underline-style="solid" style:text-underline-width="auto" style:text-underline-color="font-color" fo:font-weight="bold" style:font-size-asian="10pt" style:font-weight-asian="bold" style:font-name-complex="Calibri1" style:font-size-complex="10pt"/>
    </style:style>
    <style:style style:name="T3" style:family="text">
      <style:text-properties style:font-name="Comic Sans MS" fo:font-size="10pt" style:text-underline-style="solid" style:text-underline-width="auto" style:text-underline-color="font-color" fo:font-weight="bold" style:font-size-asian="10pt" style:font-weight-asian="bold" style:font-size-complex="10pt"/>
    </style:style>
    <style:style style:name="T4" style:family="text">
      <style:text-properties style:font-name="Comic Sans MS" fo:font-size="8pt" style:font-size-asian="8pt" style:font-name-complex="Calibri1" style:font-size-complex="8pt"/>
    </style:style>
    <style:style style:name="T5" style:family="text">
      <style:text-properties style:font-name="Comic Sans MS" fo:font-size="8pt" officeooo:rsid="000edde6" style:font-size-asian="8pt" style:font-name-complex="Calibri1" style:font-size-complex="8pt"/>
    </style:style>
    <style:style style:name="T6" style:family="text">
      <style:text-properties style:font-name="Comic Sans MS" fo:font-size="8pt" style:font-size-asian="8pt" style:font-size-complex="8pt"/>
    </style:style>
    <style:style style:name="T7" style:family="text">
      <style:text-properties fo:font-weight="bold" style:font-weight-asian="bold"/>
    </style:style>
    <style:style style:name="T8" style:family="text">
      <style:text-properties fo:font-weight="bold" officeooo:rsid="0008818a" style:font-weight-asian="bold"/>
    </style:style>
    <style:style style:name="T9" style:family="text">
      <style:text-properties fo:font-weight="bold" officeooo:rsid="0001fb44" style:font-weight-asian="bold"/>
    </style:style>
    <style:style style:name="T10" style:family="text">
      <style:text-properties fo:font-weight="bold" style:font-name-asian="Times New Roman1" style:language-asian="fr" style:country-asian="FR" style:font-weight-asian="bold" style:font-name-complex="Calibri1"/>
    </style:style>
    <style:style style:name="T11" style:family="text">
      <style:text-properties fo:font-weight="bold" officeooo:rsid="0009baf9" style:font-name-asian="Times New Roman1" style:language-asian="fr" style:country-asian="FR" style:font-weight-asian="bold" style:font-name-complex="Calibri1"/>
    </style:style>
    <style:style style:name="T12" style:family="text">
      <style:text-properties style:font-name-complex="Calibri1"/>
    </style:style>
    <style:style style:name="T13" style:family="text">
      <style:text-properties officeooo:rsid="000e768b" style:font-name-complex="Calibri1"/>
    </style:style>
    <style:style style:name="T14" style:family="text">
      <style:text-properties style:font-name-asian="Times New Roman1" style:language-asian="fr" style:country-asian="FR" style:font-name-complex="Calibri1"/>
    </style:style>
    <style:style style:name="T15" style:family="text">
      <style:text-properties style:font-name="Symbol" style:font-name-asian="Symbol1" style:language-asian="fr" style:country-asian="FR" style:font-name-complex="Symbol1"/>
    </style:style>
    <style:style style:name="T16" style:family="text">
      <style:text-properties style:font-name="Comic Sans MS" fo:font-size="1pt"/>
    </style:style>
    <style:style style:name="fr1"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wrap="run-through" style:number-wrapped-paragraphs="no-limit" style:vertical-pos="from-top" style:horizontal-pos="from-left" style:horizontal-rel="paragraph-content" draw:ole-draw-aspect="1"/>
    </style:style>
    <style:style style:name="fr3" style:family="graphic" style:parent-style-name="Formula">
      <style:graphic-properties style:wrap="run-through" style:number-wrapped-paragraphs="no-limit" style:vertical-pos="top" style:vertical-rel="baseline" style:horizontal-pos="from-left" style:horizontal-rel="paragraph-content" draw:ole-draw-aspect="1"/>
    </style:style>
    <style:style style:name="fr4" style:family="graphic" style:parent-style-name="OLE">
      <style:graphic-properties style:vertical-pos="top" style:vertical-rel="baseline" draw:ole-draw-aspect="1" draw:visible-area-top="0cm" draw:visible-area-width="10cm" draw:visible-area-height="10cm"/>
    </style:style>
    <style:style style:name="fr5" style:family="graphic" style:parent-style-name="Formula">
      <style:graphic-properties fo:margin-left="0cm" fo:margin-right="0cm" fo:margin-top="0cm" fo:margin-bottom="0cm" style:vertical-pos="from-top" style:horizontal-pos="from-left" style:horizontal-rel="paragraph-content" draw:ole-draw-aspect="1"/>
    </style:style>
    <style:style style:name="fr6"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gr1" style:family="graphic">
      <style:graphic-properties draw:stroke="none" svg:stroke-width="0cm" draw:fill="solid" draw:fill-color="#d8d8d8" draw:opacity="50%" draw:textarea-vertical-align="top" draw:auto-grow-height="false" draw:auto-grow-width="false" fo:min-height="3.575cm" fo:min-width="19.976cm" fo:margin-left="0.318cm" fo:margin-right="0.318cm" fo:margin-top="0cm" fo:margin-bottom="0cm" style:run-through="background" style:wrap="run-through" style:number-wrapped-paragraphs="no-limit" style:vertical-pos="middle" style:vertical-rel="page-content"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ST Mathématiques</text:p>
      <text:p text:style-name="P7"><text:span text:style-name="T1"><text:tab/></text:span><text:span text:style-name="T10">Durée : </text:span><text:span text:style-name="T11">2</text:span><text:span text:style-name="T10"> H </text:span><text:bookmark text:name="_GoBack"/></text:p>
      <text:p text:style-name="P14"/>
      <text:p text:style-name="P9"/>
      <text:p text:style-name="P10">Présentation et orthographe seront pris en compte dans le barème de notation.</text:p>
      <text:p text:style-name="P10">Les calculatrices graphiques sont autorisées pour ce sujet.</text:p>
      <text:p text:style-name="P15"/>
      <text:p text:style-name="P16"/>
      <text:p text:style-name="Standard"><text:span text:style-name="T2">EXERCICE 1</text:span><text:span text:style-name="T4"> 10 points/2</text:span><text:span text:style-name="T5">0</text:span></text:p>
      <text:p text:style-name="P4">Dans une entreprise, lors d’une intervention sur la sécurité routière, on s’intéresse au taux d’alcool dans le sang. Dans cet exercice, ce taux sera utilisé sans précision de l’unité.</text:p>
      <text:p text:style-name="P2"/>
      <text:p text:style-name="P2">Partie 1 : Taux d’alcool, deux exemples</text:p>
      <text:p text:style-name="P4">Le tableau suivant donne les quantités d’alcool contenues dans certaines boissons alcoolisées.</text:p>
      <table:table table:name="Table1" table:style-name="Table1">
        <table:table-column table:style-name="Table1.A" table:number-columns-repeated="2"/>
        <table:table-row table:style-name="Table1.1">
          <table:table-cell table:style-name="Table1.A1" office:value-type="string">
            <text:p text:style-name="P13">Consommation</text:p>
          </table:table-cell>
          <table:table-cell table:style-name="Table1.A1" office:value-type="string">
            <text:p text:style-name="P13">Quantité d’alcool en g</text:p>
          </table:table-cell>
        </table:table-row>
        <table:table-row table:style-name="Table1.1">
          <table:table-cell table:style-name="Table1.A1" office:value-type="string">
            <text:p text:style-name="P13">Un verre de 25 cl de bière</text:p>
          </table:table-cell>
          <table:table-cell table:style-name="Table1.A1" office:value-type="string">
            <text:p text:style-name="P13">13 g</text:p>
          </table:table-cell>
        </table:table-row>
        <table:table-row table:style-name="Table1.1">
          <table:table-cell table:style-name="Table1.A1" office:value-type="string">
            <text:p text:style-name="P13">Un verre de 10 cl de vin</text:p>
          </table:table-cell>
          <table:table-cell table:style-name="Table1.A1" office:value-type="string">
            <text:p text:style-name="P13">8 g</text:p>
          </table:table-cell>
        </table:table-row>
        <table:table-row table:style-name="Table1.1">
          <table:table-cell table:style-name="Table1.A1" office:value-type="string">
            <text:p text:style-name="P13">Une flûte de champagne</text:p>
          </table:table-cell>
          <table:table-cell table:style-name="Table1.A1" office:value-type="string">
            <text:p text:style-name="P13">8 g</text:p>
          </table:table-cell>
        </table:table-row>
        <table:table-row table:style-name="Table1.1">
          <table:table-cell table:style-name="Table1.A1" office:value-type="string">
            <text:p text:style-name="P13">Un verre de 4 cl de whisky</text:p>
          </table:table-cell>
          <table:table-cell table:style-name="Table1.A1" office:value-type="string">
            <text:p text:style-name="P13">13.2 g</text:p>
          </table:table-cell>
        </table:table-row>
        <table:table-row table:style-name="Table1.1">
          <table:table-cell table:style-name="Table1.A1" office:value-type="string">
            <text:p text:style-name="P13">Un verre de 5cl d’apéritif</text:p>
          </table:table-cell>
          <table:table-cell table:style-name="Table1.A1" office:value-type="string">
            <text:p text:style-name="P13">9 g</text:p>
          </table:table-cell>
        </table:table-row>
      </table:table>
      <text:p text:style-name="P4"/>
      <text:p text:style-name="P4">Environ une heure après ingestion, on peut estimer le taux d’alcool dans le sang d’une personne, en fonction de son poids P, en kilogrammes, de la quantité d’alcool ingérée Q, en grammes, et d’un coefficient de diffusion K, à l’aide de la formule suivante :</text:p>
      <text:p text:style-name="P3"><text:span text:style-name="T12"><text:s/></text:span><draw:frame draw:style-name="fr2" draw:name="1" text:anchor-type="as-char" svg:y="-0.619cm" svg:width="1.956cm" svg:height="0.998cm" draw:z-index="8"><draw:object xlink:href="./Object 1" xlink:type="simple" xlink:show="embed" xlink:actuate="onLoad"/><draw:image xlink:href="./ObjectReplacements/Object 1" xlink:type="simple" xlink:show="embed" xlink:actuate="onLoad"/></draw:frame></text:p>
      <text:p text:style-name="P4">On admet que K = 0,7 pour les hommes et que K = 0,6 pour une femme.</text:p>
      <text:p text:style-name="P4">1. À l’aide de la formule, estimer le taux d’alcool dans le sang, environ une heure après ingestion, d’un homme de 75 kg ayant consommé un verre de 25 cl de bière, deux verres de 10 cl de vin et une flûte de champagne. </text:p>
      <text:p text:style-name="P4">2. Estimer la quantité d’alcool ingérée par une femme de 55 kg dont le taux d’alcool mesuré est 0,5 une heure après ingestion.</text:p>
      <text:p text:style-name="P2"/>
      <text:p text:style-name="P2"/>
      <text:p text:style-name="P2"/>
      <text:p text:style-name="P2"/>
      <text:p text:style-name="P2"><text:soft-page-break/>Partie 2 : Résolution d’une équation différentielle</text:p>
      <text:p text:style-name="Standard"><text:span text:style-name="T12">On considère l’équation différentielle (E) : </text:span><draw:frame draw:style-name="fr3" draw:name="2" text:anchor-type="as-char" svg:width="2.09cm" svg:height="0.635cm" draw:z-index="9"><draw:object xlink:href="./Object 2" xlink:type="simple" xlink:show="embed" xlink:actuate="onLoad"/><draw:image xlink:href="./ObjectReplacements/Object 2" xlink:type="simple" xlink:show="embed" xlink:actuate="onLoad"/></draw:frame><text:span text:style-name="T12">où </text:span><draw:frame draw:style-name="fr3" draw:name="3" text:anchor-type="as-char" svg:width="0.397cm" svg:height="0.45cm" draw:z-index="10"><draw:object xlink:href="./Object 3" xlink:type="simple" xlink:show="embed" xlink:actuate="onLoad"/><draw:image xlink:href="./ObjectReplacements/Object 3" xlink:type="simple" xlink:show="embed" xlink:actuate="onLoad"/></draw:frame><text:span text:style-name="T12">est une fonction de la variable réelle </text:span><draw:frame draw:style-name="fr3" draw:name="4" text:anchor-type="as-char" svg:width="0.238cm" svg:height="0.423cm" draw:z-index="11"><draw:object xlink:href="./Object 4" xlink:type="simple" xlink:show="embed" xlink:actuate="onLoad"/><draw:image xlink:href="./ObjectReplacements/Object 4" xlink:type="simple" xlink:show="embed" xlink:actuate="onLoad"/></draw:frame><text:span text:style-name="T12">, définie et dérivable sur l’intervalle [0,025 ; +∞ [, et </text:span><draw:frame draw:style-name="fr3" draw:name="5" text:anchor-type="as-char" svg:width="0.45cm" svg:height="0.556cm" draw:z-index="12"><draw:object xlink:href="./Object 5" xlink:type="simple" xlink:show="embed" xlink:actuate="onLoad"/><draw:image xlink:href="./ObjectReplacements/Object 5" xlink:type="simple" xlink:show="embed" xlink:actuate="onLoad"/></draw:frame><text:span text:style-name="T12"><text:s/>la fonction dérivée de la fonction </text:span><draw:frame draw:style-name="fr3" draw:name="6" text:anchor-type="as-char" svg:width="0.397cm" svg:height="0.45cm" draw:z-index="13"><draw:object xlink:href="./Object 6" xlink:type="simple" xlink:show="embed" xlink:actuate="onLoad"/><draw:image xlink:href="./ObjectReplacements/Object 6" xlink:type="simple" xlink:show="embed" xlink:actuate="onLoad"/></draw:frame><text:span text:style-name="T12">.</text:span></text:p>
      <text:list xml:id="list2554540087" text:style-name="WWNum1">
        <text:list-item>
          <text:p text:style-name="P19"><text:span text:style-name="T12">Déterminer les solutions sur l’intervalle [0,025 ; +∞ [ de l’équation différentielle (H) : </text:span><draw:frame draw:style-name="fr3" draw:name="7" text:anchor-type="as-char" svg:width="1.588cm" svg:height="0.556cm" draw:z-index="14"><draw:object xlink:href="./Object 7" xlink:type="simple" xlink:show="embed" xlink:actuate="onLoad"/><draw:image xlink:href="./ObjectReplacements/Object 7" xlink:type="simple" xlink:show="embed" xlink:actuate="onLoad"/></draw:frame></text:p>
        </text:list-item>
        <text:list-item>
          <text:p text:style-name="P19"><text:span text:style-name="T12">Déterminer la valeur du réel </text:span><draw:frame draw:style-name="fr3" draw:name="8" text:anchor-type="as-char" svg:width="0.344cm" svg:height="0.397cm" draw:z-index="15"><draw:object xlink:href="./Object 8" xlink:type="simple" xlink:show="embed" xlink:actuate="onLoad"/><draw:image xlink:href="./ObjectReplacements/Object 8" xlink:type="simple" xlink:show="embed" xlink:actuate="onLoad"/></draw:frame><text:span text:style-name="T12"><text:s/>telle </text:span><text:span text:style-name="T13">que</text:span><text:span text:style-name="T12"> la fonction </text:span><draw:frame draw:style-name="fr3" draw:name="9" text:anchor-type="as-char" svg:width="0.397cm" svg:height="0.45cm" draw:z-index="16"><draw:object xlink:href="./Object 9" xlink:type="simple" xlink:show="embed" xlink:actuate="onLoad"/><draw:image xlink:href="./ObjectReplacements/Object 9" xlink:type="simple" xlink:show="embed" xlink:actuate="onLoad"/></draw:frame><text:span text:style-name="T12"><text:s/>définie sur l’intervalle [0,025 ; +∞[ par </text:span><draw:frame draw:style-name="fr2" draw:name="10" text:anchor-type="as-char" svg:y="-0.441cm" svg:width="2.325cm" svg:height="0.563cm" draw:z-index="17"><draw:object xlink:href="./Object 10" xlink:type="simple" xlink:show="embed" xlink:actuate="onLoad"/><draw:image xlink:href="./ObjectReplacements/Object 10" xlink:type="simple" xlink:show="embed" xlink:actuate="onLoad"/></draw:frame><text:span text:style-name="T12">soit une solution particulière de l’équation différentielle E.</text:span></text:p>
        </text:list-item>
        <text:list-item>
          <text:p text:style-name="P20">En déduire la solution générale de l’équation différentielle E.</text:p>
        </text:list-item>
        <text:list-item>
          <text:p text:style-name="P19"><text:span text:style-name="T12">Déterminer la fonction </text:span><draw:frame draw:style-name="fr3" draw:name="11" text:anchor-type="as-char" svg:width="0.423cm" svg:height="0.556cm" draw:z-index="18"><draw:object xlink:href="./Object 11" xlink:type="simple" xlink:show="embed" xlink:actuate="onLoad"/><draw:image xlink:href="./ObjectReplacements/Object 11" xlink:type="simple" xlink:show="embed" xlink:actuate="onLoad"/></draw:frame><text:span text:style-name="T12"><text:s/>solution de l’équation différentielle E qui vérifie <text:s/></text:span><draw:frame draw:style-name="fr3" draw:name="12" text:anchor-type="as-char" svg:width="2.328cm" svg:height="0.556cm" draw:z-index="19"><draw:object xlink:href="./Object 12" xlink:type="simple" xlink:show="embed" xlink:actuate="onLoad"/><draw:image xlink:href="./ObjectReplacements/Object 12" xlink:type="simple" xlink:show="embed" xlink:actuate="onLoad"/></draw:frame><text:span text:style-name="T12"><text:s/></text:span></text:p>
        </text:list-item>
      </text:list>
      <text:p text:style-name="P2"/>
      <text:p text:style-name="P2">Partie 3 : Lectures graphiques</text:p>
      <text:p text:style-name="Standard"><text:span text:style-name="T12">Une personne a ingéré une certaine quantité d’alcool. On s’intéresse à l’évolution du taux d’alcool dans le sang de cette personne, en fonction du temps t, en heures. Compte tenu du délai d’absorption par l’organisme, le taux d’alcool dans le sang de cette personne est donné par la fonction </text:span><draw:frame draw:style-name="fr3" draw:name="13" text:anchor-type="as-char" svg:width="0.423cm" svg:height="0.556cm" draw:z-index="20"><draw:object xlink:href="./Object 13" xlink:type="simple" xlink:show="embed" xlink:actuate="onLoad"/><draw:image xlink:href="./ObjectReplacements/Object 13" xlink:type="simple" xlink:show="embed" xlink:actuate="onLoad"/></draw:frame><text:span text:style-name="T12"><text:s/>définie sur [0,025 ; +∞[ par </text:span><draw:frame draw:style-name="fr3" draw:name="14" text:anchor-type="as-char" svg:width="3.519cm" svg:height="0.635cm" draw:z-index="21"><draw:object xlink:href="./Object 14" xlink:type="simple" xlink:show="embed" xlink:actuate="onLoad"/><draw:image xlink:href="./ObjectReplacements/Object 14" xlink:type="simple" xlink:show="embed" xlink:actuate="onLoad"/></draw:frame>.</text:p>
      <text:p text:style-name="Standard"><text:span text:style-name="T12">La représentation graphique C de la fonction </text:span><text:bookmark-start text:name="_Hlk498102969"/><draw:frame draw:style-name="fr3" draw:name="15" text:anchor-type="as-char" svg:width="0.423cm" svg:height="0.556cm" draw:z-index="22"><draw:object xlink:href="./Object 15" xlink:type="simple" xlink:show="embed" xlink:actuate="onLoad"/><draw:image xlink:href="./ObjectReplacements/Object 15" xlink:type="simple" xlink:show="embed" xlink:actuate="onLoad"/></draw:frame><text:bookmark-end text:name="_Hlk498102969"/><text:span text:style-name="T12"><text:s text:c="2"/>dans un repère orthogonal est fournie ci-dessous.</text:span></text:p>
      <text:p text:style-name="Standard"><text:span text:style-name="T12"><text:s/></text:span><draw:frame draw:style-name="fr4" draw:name="16" text:anchor-type="as-char" svg:width="12.7cm" svg:height="7.62cm" draw:z-index="23"><draw:object-ole xlink:href="./Object 18" xlink:type="simple" xlink:show="embed" xlink:actuate="onLoad"/><draw:image xlink:href="./ObjectReplacements/Object 18" xlink:type="simple" xlink:show="embed" xlink:actuate="onLoad"/></draw:frame></text:p>
      <text:list xml:id="list1264848869" text:style-name="WWNum2">
        <text:list-item>
          <text:p text:style-name="P21"><text:soft-page-break/>Déterminer, à l’aide du graphique ci-dessus, pendant combien de temps le taux d’alcool dans le sang de cette personne reste supérieur à 0,5.</text:p>
        </text:list-item>
        <text:list-item>
          <text:p text:style-name="P21">Déterminer, à l’aide du graphique, à quel instant le taux est maximum et donner ce maximum.</text:p>
        </text:list-item>
      </text:list>
      <text:p text:style-name="P2"/>
      <text:p text:style-name="P2">Partie 4 : Étude d’une fonction</text:p>
      <text:list xml:id="list578297398" text:style-name="WWNum3">
        <text:list-item>
          <text:p text:style-name="P23"><text:span text:style-name="T12">On désigne par</text:span><text:span text:style-name="T12"><draw:frame draw:style-name="fr2" draw:name="17" text:anchor-type="as-char" svg:y="-0.377cm" svg:width="0.607cm" svg:height="0.467cm" draw:z-index="35"><draw:object xlink:href="./Object 19" xlink:type="simple" xlink:show="embed" xlink:actuate="onLoad"/><draw:image xlink:href="./ObjectReplacements/Object 19" xlink:type="simple" xlink:show="embed" xlink:actuate="onLoad"/><svg:desc>formula</svg:desc></draw:frame></text:span><text:span text:style-name="T12">la fonction dérivée de la fonction</text:span><text:span text:style-name="T12"><draw:frame draw:style-name="fr2" draw:name="Object2" text:anchor-type="as-char" svg:y="-0.377cm" svg:width="0.446cm" svg:height="0.467cm" draw:z-index="36"><draw:object xlink:href="./Object 17" xlink:type="simple" xlink:show="embed" xlink:actuate="onLoad"/><draw:image xlink:href="./ObjectReplacements/Object 17" xlink:type="simple" xlink:show="embed" xlink:actuate="onLoad"/><svg:desc>formula</svg:desc></draw:frame></text:span><text:span text:style-name="T12">. Calculer</text:span><draw:frame draw:style-name="fr3" draw:name="19" text:anchor-type="as-char" svg:width="0.979cm" svg:height="0.556cm" draw:z-index="24"><draw:object xlink:href="./Object 20" xlink:type="simple" xlink:show="embed" xlink:actuate="onLoad"/><draw:image xlink:href="./ObjectReplacements/Object 20" xlink:type="simple" xlink:show="embed" xlink:actuate="onLoad"/></draw:frame></text:p>
        </text:list-item>
        <text:list-item>
          <text:p text:style-name="P23"><text:span text:style-name="T12">Étudier le signe de </text:span><draw:frame draw:style-name="fr3" draw:name="20" text:anchor-type="as-char" svg:width="0.979cm" svg:height="0.556cm" draw:z-index="25"><draw:object xlink:href="./Object 21" xlink:type="simple" xlink:show="embed" xlink:actuate="onLoad"/><draw:image xlink:href="./ObjectReplacements/Object 21" xlink:type="simple" xlink:show="embed" xlink:actuate="onLoad"/></draw:frame><text:span text:style-name="T12">et les variations de la fonction </text:span><draw:frame draw:style-name="fr3" draw:name="21" text:anchor-type="as-char" svg:width="0.423cm" svg:height="0.556cm" draw:z-index="26"><draw:object xlink:href="./Object 22" xlink:type="simple" xlink:show="embed" xlink:actuate="onLoad"/><draw:image xlink:href="./ObjectReplacements/Object 22" xlink:type="simple" xlink:show="embed" xlink:actuate="onLoad"/></draw:frame><text:span text:style-name="T12">.</text:span></text:p>
        </text:list-item>
        <text:list-item>
          <text:p text:style-name="P23"><text:span text:style-name="T12">En déduire la valeur exacte du maximum de la fonction </text:span><draw:frame draw:style-name="fr3" draw:name="22" text:anchor-type="as-char" svg:width="0.423cm" svg:height="0.556cm" draw:z-index="27"><draw:object xlink:href="./Object 23" xlink:type="simple" xlink:show="embed" xlink:actuate="onLoad"/><draw:image xlink:href="./ObjectReplacements/Object 23" xlink:type="simple" xlink:show="embed" xlink:actuate="onLoad"/></draw:frame><text:span text:style-name="T12">.</text:span></text:p>
        </text:list-item>
        <text:list-item>
          <text:p text:style-name="P23"><text:span text:style-name="T12">Démontrer que la fonction </text:span><draw:frame draw:style-name="fr3" draw:name="23" text:anchor-type="as-char" svg:width="0.45cm" svg:height="0.45cm" draw:z-index="28"><draw:object xlink:href="./Object 24" xlink:type="simple" xlink:show="embed" xlink:actuate="onLoad"/><draw:image xlink:href="./ObjectReplacements/Object 24" xlink:type="simple" xlink:show="embed" xlink:actuate="onLoad"/></draw:frame><text:span text:style-name="T12">définie par </text:span><draw:frame draw:style-name="fr3" draw:name="24" text:anchor-type="as-char" svg:width="3.704cm" svg:height="0.635cm" draw:z-index="29"><draw:object xlink:href="./Object 25" xlink:type="simple" xlink:show="embed" xlink:actuate="onLoad"/><draw:image xlink:href="./ObjectReplacements/Object 25" xlink:type="simple" xlink:show="embed" xlink:actuate="onLoad"/></draw:frame><text:span text:style-name="T12">est une primitive de la fonction </text:span><draw:frame draw:style-name="fr3" draw:name="25" text:anchor-type="as-char" svg:width="0.423cm" svg:height="0.556cm" draw:z-index="30"><draw:object xlink:href="./Object 26" xlink:type="simple" xlink:show="embed" xlink:actuate="onLoad"/><draw:image xlink:href="./ObjectReplacements/Object 26" xlink:type="simple" xlink:show="embed" xlink:actuate="onLoad"/></draw:frame><text:span text:style-name="T12"><text:s/>sur [0,025 ; +∞[.</text:span></text:p>
        </text:list-item>
        <text:list-item>
          <text:p text:style-name="P22">Donner le taux d’alcool moyen entre 2 et 4 heures.</text:p>
        </text:list-item>
      </text:list>
      <text:p text:style-name="Standard"/>
      <text:p text:style-name="P1"/>
      <text:p text:style-name="Standard"><text:span text:style-name="T3">EXERCICE 2</text:span><text:span text:style-name="T6"> 5 points/20</text:span></text:p>
      <text:p text:style-name="P12">Lors d’une enquête réalisée auprès de familles d’une région, concernant leur habitation principale, on apprend que 55% des familles interrogées sont propriétaires de leur logement, 40% en sont locataires et enfin 5% occupent leur logement gratuitement (ces familles seront appelées dans la suite de l’exercice « occupants à titre gratuit »). Toutes les familles interrogées habitent soit une maison individuelle, soit un appartement ; toute habitation ne contient qu’une seule famille</text:p>
      <text:p text:style-name="P12"/>
      <text:p text:style-name="P12">De plus, 60% des propriétaires habitent une maison individuelle, 80% des locataires habitent un appartement et enfin 10% des occupants à titre gratuit habitent une maison individuelle. On interroge au hasard une famille de la région et on note : </text:p>
      <text:p text:style-name="P12">A l’événement : « la famille habite un appartement », </text:p>
      <text:p text:style-name="P12">L l’événement : « la famille est locataire », </text:p>
      <text:p text:style-name="P12">P l’événement : « la famille est propriétaire », </text:p>
      <text:p text:style-name="P12">G l’événement : « la famille occupe à titre gratuit »</text:p>
      <text:p text:style-name="P12"><text:s/></text:p>
      <text:p text:style-name="P12">Les probabilités seront données sous forme décimale, arrondies au millième. </text:p>
      <text:p text:style-name="P8"><text:span text:style-name="T14">1. Préciser à l’aide de l’énoncé les probabilités suivantes : </text:span><draw:frame draw:style-name="fr5" draw:name="26" text:anchor-type="as-char" svg:y="-0.386cm" svg:width="1.139cm" svg:height="0.542cm" draw:z-index="31"><draw:object xlink:href="./Object 28" xlink:type="simple" xlink:show="embed" xlink:actuate="onLoad"/><draw:image xlink:href="./ObjectReplacements/Object 28" xlink:type="simple" xlink:show="embed" xlink:actuate="onLoad"/></draw:frame><text:span text:style-name="T14">, </text:span><draw:frame draw:style-name="fr6" draw:name="27" text:anchor-type="as-char" svg:width="1.124cm" svg:height="0.542cm" draw:z-index="32"><draw:object xlink:href="./Object 30" xlink:type="simple" xlink:show="embed" xlink:actuate="onLoad"/><draw:image xlink:href="./ObjectReplacements/Object 30" xlink:type="simple" xlink:show="embed" xlink:actuate="onLoad"/></draw:frame><text:span text:style-name="T14"><text:s/>et </text:span><draw:frame draw:style-name="fr5" draw:name="28" text:anchor-type="as-char" svg:y="-0.386cm" svg:width="1.157cm" svg:height="0.542cm" draw:z-index="33"><draw:object xlink:href="./Object 32" xlink:type="simple" xlink:show="embed" xlink:actuate="onLoad"/><draw:image xlink:href="./ObjectReplacements/Object 32" xlink:type="simple" xlink:show="embed" xlink:actuate="onLoad"/></draw:frame><text:span text:style-name="T14">.</text:span></text:p>
      <text:p text:style-name="P12">2. Calculer la probabilité de l’événement : « la famille est propriétaire et habite un appartement ». </text:p>
      <text:p text:style-name="P12">3. Montrer que la probabilité de l’événement A est égale à 0,585. </text:p>
      <text:p text:style-name="P12">4. On interroge au hasard une famille habitant un appartement. Calculer la probabilité pour qu’elle en soit propriétaire.</text:p>
      <text:p text:style-name="P17"/>
      <text:p text:style-name="P1"/>
      <text:p text:style-name="P1"/>
      <text:p text:style-name="P1"/>
      <text:p text:style-name="Standard"><text:soft-page-break/><text:span text:style-name="T3">EXERCICE 3</text:span><text:span text:style-name="T6"> 5 points/20</text:span></text:p>
      <text:p text:style-name="P11">Une entreprise agroalimentaire fabrique des arômes naturels servant à l’amélioration des préparations culinaires. Elle les conditionne dans des flacons de 58 ml qu’elle achète à une entreprise.</text:p>
      <text:p text:style-name="P11"/>
      <text:p text:style-name="P11">Une fois fabriquées, les étiquettes peuvent présenter deux défauts : un défaut du visuel (graphisme, photo, couleur …) ou l’absence de la date limite de consommation.</text:p>
      <text:p text:style-name="P11">On considère les évènements suivants :</text:p>
      <text:p text:style-name="P6"><text:span text:style-name="T15"></text:span><text:span text:style-name="T14"> A « la date limite de consommation n’apparaît pas sur l’étiquette » avec p(A) = 0.01 </text:span></text:p>
      <text:p text:style-name="P6"><text:span text:style-name="T15"></text:span><text:span text:style-name="T14"> D « l’étiquette comporte un défaut visuel » avec p(D) = 0.03</text:span></text:p>
      <text:p text:style-name="P11">On suppose que les évènements A et D sont indépendants.</text:p>
      <text:p text:style-name="P11"/>
      <text:list xml:id="list743719858" text:style-name="WWNum4">
        <text:list-item>
          <text:p text:style-name="P24">Calculer la probabilité qu’une étiquette prélevée au hasard dans la production présente les deux défauts</text:p>
        </text:list-item>
        <text:list-item>
          <text:p text:style-name="P24">Calculer la probabilité qu’une étiquette prélevée au hasard dans la production ne présente aucun des deux défauts.</text:p>
        </text:list-item>
        <text:list-item>
          <text:p text:style-name="P24">Montrer que la probabilité qu’une étiquette prélevée au hasard dans la production soit défectueuse, c’est-à-dire présente au moins un défaut, est 0,0397.</text:p>
        </text:list-item>
        <text:list-item>
          <text:p text:style-name="P24">Calculer la probabilité qu’une étiquette prélevée au hasard dans la production présente un et un seul défaut.</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Lohit Devanagari1" svg:font-family="'Lohit Devanagari'"/>
    <style:font-face style:name="Calibri" svg:font-family="Calibri" style:font-family-generic="roman" style:font-pitch="variable"/>
    <style:font-face style:name="Comic Sans MS" svg:font-family="'Comic Sans M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d8d8d8" draw:opacity="50%"/>
      <style:text-properties style:font-name="Comic Sans MS" fo:font-size="1pt"/>
    </style:style>
    <style:style style:name="MP2" style:family="paragraph" style:parent-style-name="No_20_Spacing">
      <style:text-properties fo:font-weight="bold" officeooo:rsid="0001fb44" style:font-weight-asian="bold"/>
    </style:style>
    <style:style style:name="MT1" style:family="text">
      <style:text-properties style:font-name="Comic Sans MS" fo:font-size="1pt"/>
    </style:style>
    <style:style style:name="MT2" style:family="text">
      <style:text-properties fo:font-weight="bold" style:font-weight-asian="bold"/>
    </style:style>
    <style:style style:name="MT3" style:family="text">
      <style:text-properties fo:font-weight="bold" officeooo:rsid="0008818a" style:font-weight-asian="bold"/>
    </style:style>
    <style:style style:name="MT4" style:family="text">
      <style:text-properties fo:font-weight="bold" officeooo:rsid="0001fb44" style:font-weight-asian="bold"/>
    </style:style>
    <style:style style:name="Mfr1"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solid" draw:fill-color="#d8d8d8" draw:opacity="50%" draw:textarea-vertical-align="top" draw:auto-grow-height="false" draw:auto-grow-width="false" fo:min-height="3.575cm" fo:min-width="19.976cm" fo:margin-left="0.318cm" fo:margin-right="0.318cm" fo:margin-top="0cm" fo:margin-bottom="0cm" style:run-through="background" style:wrap="run-through" style:number-wrapped-paragraphs="no-limit" style:vertical-pos="middle" style:vertical-rel="page-content" style:horizontal-pos="center" style:horizontal-rel="paragraph" draw:wrap-influence-on-position="once-concurrent" style:flow-with-text="false"/>
    </style:style>
    <style:page-layout style:name="Mpm1">
      <style:page-layout-properties fo:page-width="21.001cm" fo:page-height="29.7cm" style:num-format="1" style:print-orientation="portrait" fo:margin-top="1.501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399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No_20_Spacing"><draw:custom-shape text:anchor-type="char" draw:z-index="3" draw:name="PowerPlusWaterMarkObject25164554" draw:style-name="Mgr1" draw:text-style-name="MP1" svg:width="19.975cm" svg:height="3.574cm" draw:transform="skewX (1.04317148859409E-016) rotate (0.785398163397448) translate (0.174625cm 17.108125cm)"><text:p><text:span text:style-name="MT1">ISO Marseille</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1" draw:name="Image 1" text:anchor-type="as-char" svg:width="2.196cm" svg:height="2.196cm" draw:z-index="34"><draw:image xlink:href="Pictures/1000000000000263000002643F19DF8290CC4E41.jpg" xlink:type="simple" xlink:show="embed" xlink:actuate="onLoad" loext:mime-type="image/jpeg"/><svg:desc>ECUSSON LOGO</svg:desc></draw:frame><text:tab/> <text:s text:c="116"/><text:tab/><text:tab/><text:tab/><text:tab/><text:tab/><text:tab/><text:tab/><text:tab/><text:tab/><text:tab/><text:span text:style-name="MT2">Classe : T</text:span><text:span text:style-name="MT3">S</text:span><text:span text:style-name="MT2"> 2 <text:s/><text:tab/> <text:s text:c="131"/><text:tab/><text:tab/><text:tab/><text:tab/><text:tab/><text:tab/><text:tab/><text:tab/><text:tab/><text:tab/>Date : Octobre 201</text:span><text:span text:style-name="MT4">9</text:span></text:p>
        <text:p text:style-name="MP2"/>
      </style:header>
    </style:master-page>
    <style:master-page style:name="First_20_Page" style:display-name="First Page" style:page-layout-name="Mpm2" style:next-style-name="Standard">
      <style:header>
        <text:p text:style-name="Header"><draw:custom-shape text:anchor-type="char" draw:z-index="4" draw:name="PowerPlusWaterMarkObject25164552" draw:style-name="Mgr1" draw:text-style-name="MP1" svg:width="19.975cm" svg:height="3.574cm" draw:transform="skewX (1.04317148859409E-016) rotate (0.785398163397448) translate (0.00176388888888889cm 14.1234583333333cm)"><text:p><text:span text:style-name="MT1">ISO Marseille</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his lai vinet</meta:initial-creator>
    <meta:editing-cycles>15</meta:editing-cycles>
    <meta:creation-date>2018-10-02T13:07:00</meta:creation-date>
    <dc:date>2019-10-08T18:13:23.547156070</dc:date>
    <meta:editing-duration>PT37M25S</meta:editing-duration>
    <meta:generator>LibreOffice/6.0.7.3$Linux_X86_64 LibreOffice_project/00m0$Build-3</meta:generator>
    <meta:document-statistic meta:table-count="1" meta:image-count="1" meta:object-count="28" meta:page-count="4" meta:paragraph-count="68" meta:word-count="946" meta:character-count="5819" meta:non-whitespace-character-count="465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i>T</mi>
        <mo stretchy="false">=</mo>
        <mstyle mathsize="12pt">
          <mfrac>
            <mi>Q</mi>
            <mrow>
              <mi>P</mi>
              <mo stretchy="false">×</mo>
              <mi>K</mi>
            </mrow>
          </mfrac>
        </mstyle>
      </mrow>
      <mrow/>
    </mrow>
    <annotation encoding="StarMath 5.0">T=  size 12{ {  {Q}  over  {P times K} } } {}</annotation>
  </semantics>
</math>
</file>

<file path=Object 10/content.xml><?xml version="1.0" encoding="utf-8"?>
<math xmlns="http://www.w3.org/1998/Math/MathML" display="block">
  <semantics>
    <mrow>
      <mstyle mathsize="12pt">
        <mrow>
          <mi>g</mi>
          <mo stretchy="false">(</mo>
          <mi>t</mi>
          <mrow>
            <mo stretchy="false">)</mo>
            <mo stretchy="false">=</mo>
            <mstyle mathvariant="italic">
              <msup>
                <mtext>at e</mtext>
                <mstyle mathsize="8pt">
                  <mrow>
                    <mo stretchy="false">−</mo>
                    <mi>t</mi>
                  </mrow>
                </mstyle>
              </msup>
            </mstyle>
          </mrow>
        </mrow>
      </mstyle>
      <mrow/>
    </mrow>
    <annotation encoding="StarMath 5.0"> size 12{g \( t \) = ital "at e" rSup { size 8{ - t} } } {}</annotation>
  </semantics>
</math>
</file>

<file path=Object 11/content.xml><?xml version="1.0" encoding="utf-8"?>
<math xmlns="http://www.w3.org/1998/Math/MathML" display="block">
  <semantics>
    <mrow>
      <mstyle mathsize="12pt">
        <mi>f</mi>
      </mstyle>
      <mrow/>
    </mrow>
    <annotation encoding="StarMath 5.0"> size 12{f} {}</annotation>
  </semantics>
</math>
</file>

<file path=Object 12/content.xml><?xml version="1.0" encoding="utf-8"?>
<math xmlns="http://www.w3.org/1998/Math/MathML" display="block">
  <semantics>
    <mrow>
      <mstyle mathsize="12pt">
        <mrow>
          <mi>f</mi>
          <mo stretchy="false">(</mo>
          <mn>0</mn>
          <mi>,</mi>
          <mtext>025</mtext>
          <mrow>
            <mo stretchy="false">)</mo>
            <mo stretchy="false">=</mo>
            <mn>0</mn>
          </mrow>
        </mrow>
      </mstyle>
      <mrow/>
    </mrow>
    <annotation encoding="StarMath 5.0"> size 12{f \( 0,"025" \) =0} {}</annotation>
  </semantics>
</math>
</file>

<file path=Object 13/content.xml><?xml version="1.0" encoding="utf-8"?>
<math xmlns="http://www.w3.org/1998/Math/MathML" display="block">
  <semantics>
    <mrow>
      <mstyle mathsize="12pt">
        <mi>f</mi>
      </mstyle>
      <mrow/>
    </mrow>
    <annotation encoding="StarMath 5.0"> size 12{f} {}</annotation>
  </semantics>
</math>
</file>

<file path=Object 14/content.xml><?xml version="1.0" encoding="utf-8"?>
<math xmlns="http://www.w3.org/1998/Math/MathML" display="block">
  <semantics>
    <mrow>
      <mstyle mathsize="12pt">
        <mrow>
          <mi>f</mi>
          <mo stretchy="false">(</mo>
          <mi>t</mi>
          <mrow>
            <mo stretchy="false">)</mo>
            <mo stretchy="false">=</mo>
            <mo stretchy="false">(</mo>
          </mrow>
          <mn>2</mn>
          <mrow>
            <mi>t</mi>
            <mo stretchy="false">−</mo>
            <mn>0</mn>
          </mrow>
          <mtext>.</mtext>
          <mtext>05</mtext>
          <mo stretchy="false">)</mo>
          <msup>
            <mi>e</mi>
            <mstyle mathsize="8pt">
              <mrow>
                <mo stretchy="false">−</mo>
                <mi>t</mi>
              </mrow>
            </mstyle>
          </msup>
        </mrow>
      </mstyle>
      <mrow/>
    </mrow>
    <annotation encoding="StarMath 5.0"> size 12{f \( t \) = \( 2t - 0 "." "05" \) e rSup { size 8{ - t} } } {}</annotation>
  </semantics>
</math>
</file>

<file path=Object 15/content.xml><?xml version="1.0" encoding="utf-8"?>
<math xmlns="http://www.w3.org/1998/Math/MathML" display="block">
  <semantics>
    <mrow>
      <mstyle mathsize="12pt">
        <mi>f</mi>
      </mstyle>
      <mrow/>
    </mrow>
    <annotation encoding="StarMath 5.0"> size 12{f} {}</annotation>
  </semantics>
</math>
</file>

<file path=Object 17/content.xml><?xml version="1.0" encoding="utf-8"?>
<math xmlns="http://www.w3.org/1998/Math/MathML" display="block">
  <semantics>
    <mrow>
      <mstyle mathsize="12pt">
        <mi>f</mi>
      </mstyle>
      <mrow/>
    </mrow>
    <annotation encoding="StarMath 5.0"> size 12{f} {}</annotation>
  </semantics>
</math>
</file>

<file path=Object 19/content.xml><?xml version="1.0" encoding="utf-8"?>
<math xmlns="http://www.w3.org/1998/Math/MathML" display="block">
  <semantics>
    <mrow>
      <mstyle mathsize="12pt">
        <mrow>
          <mi>f</mi>
          <mi>'</mi>
        </mrow>
      </mstyle>
      <mrow/>
    </mrow>
    <annotation encoding="StarMath 5.0"> size 12{f'} {}</annotation>
  </semantics>
</math>
</file>

<file path=Object 2/content.xml><?xml version="1.0" encoding="utf-8"?>
<math xmlns="http://www.w3.org/1998/Math/MathML" display="block">
  <semantics>
    <mrow>
      <mstyle mathsize="12pt">
        <mrow>
          <mi>y</mi>
          <mrow>
            <mrow>
              <mi>'</mi>
              <mo stretchy="false">+</mo>
              <mi>y</mi>
            </mrow>
            <mo stretchy="false">=</mo>
            <mn>2</mn>
          </mrow>
          <msup>
            <mi>e</mi>
            <mstyle mathsize="8pt">
              <mrow>
                <mo stretchy="false">−</mo>
                <mi>t</mi>
              </mrow>
            </mstyle>
          </msup>
        </mrow>
      </mstyle>
      <mrow/>
    </mrow>
    <annotation encoding="StarMath 5.0"> size 12{y'+y=2e rSup { size 8{ - t} } } {}</annotation>
  </semantics>
</math>
</file>

<file path=Object 20/content.xml><?xml version="1.0" encoding="utf-8"?>
<math xmlns="http://www.w3.org/1998/Math/MathML" display="block">
  <semantics>
    <mrow>
      <mstyle mathsize="12pt">
        <mrow>
          <mi>f</mi>
          <mi>'</mi>
          <mo stretchy="false">(</mo>
          <mi>t</mi>
          <mo stretchy="false">)</mo>
        </mrow>
      </mstyle>
      <mrow/>
    </mrow>
    <annotation encoding="StarMath 5.0"> size 12{f' \( t \) } {}</annotation>
  </semantics>
</math>
</file>

<file path=Object 21/content.xml><?xml version="1.0" encoding="utf-8"?>
<math xmlns="http://www.w3.org/1998/Math/MathML" display="block">
  <semantics>
    <mrow>
      <mstyle mathsize="12pt">
        <mrow>
          <mi>f</mi>
          <mi>'</mi>
          <mo stretchy="false">(</mo>
          <mi>t</mi>
          <mo stretchy="false">)</mo>
        </mrow>
      </mstyle>
      <mrow/>
    </mrow>
    <annotation encoding="StarMath 5.0"> size 12{f' \( t \) } {}</annotation>
  </semantics>
</math>
</file>

<file path=Object 22/content.xml><?xml version="1.0" encoding="utf-8"?>
<math xmlns="http://www.w3.org/1998/Math/MathML" display="block">
  <semantics>
    <mrow>
      <mstyle mathsize="12pt">
        <mi>f</mi>
      </mstyle>
      <mrow/>
    </mrow>
    <annotation encoding="StarMath 5.0"> size 12{f} {}</annotation>
  </semantics>
</math>
</file>

<file path=Object 23/content.xml><?xml version="1.0" encoding="utf-8"?>
<math xmlns="http://www.w3.org/1998/Math/MathML" display="block">
  <semantics>
    <mrow>
      <mstyle mathsize="12pt">
        <mi>f</mi>
      </mstyle>
      <mrow/>
    </mrow>
    <annotation encoding="StarMath 5.0"> size 12{f} {}</annotation>
  </semantics>
</math>
</file>

<file path=Object 24/content.xml><?xml version="1.0" encoding="utf-8"?>
<math xmlns="http://www.w3.org/1998/Math/MathML" display="block">
  <semantics>
    <mrow>
      <mstyle mathsize="12pt">
        <mi>F</mi>
      </mstyle>
      <mrow/>
    </mrow>
    <annotation encoding="StarMath 5.0"> size 12{F} {}</annotation>
  </semantics>
</math>
</file>

<file path=Object 25/content.xml><?xml version="1.0" encoding="utf-8"?>
<math xmlns="http://www.w3.org/1998/Math/MathML" display="block">
  <semantics>
    <mrow>
      <mstyle mathsize="12pt">
        <mrow>
          <mi>F</mi>
          <mo stretchy="false">(</mo>
          <mi>t</mi>
          <mrow>
            <mo stretchy="false">)</mo>
            <mo stretchy="false">=</mo>
            <mrow>
              <mo stretchy="false">(</mo>
              <mo stretchy="false">−</mo>
              <mn>2</mn>
            </mrow>
          </mrow>
          <mrow>
            <mi>t</mi>
            <mo stretchy="false">−</mo>
            <mn>1</mn>
          </mrow>
          <mi>,</mi>
          <mtext>95</mtext>
          <mo stretchy="false">)</mo>
          <msup>
            <mi>e</mi>
            <mstyle mathsize="8pt">
              <mrow>
                <mo stretchy="false">−</mo>
                <mi>t</mi>
              </mrow>
            </mstyle>
          </msup>
        </mrow>
      </mstyle>
      <mrow/>
    </mrow>
    <annotation encoding="StarMath 5.0"> size 12{F \( t \) = \(  - 2t - 1,"95" \) e rSup { size 8{ - t} } } {}</annotation>
  </semantics>
</math>
</file>

<file path=Object 26/content.xml><?xml version="1.0" encoding="utf-8"?>
<math xmlns="http://www.w3.org/1998/Math/MathML" display="block">
  <semantics>
    <mrow>
      <mstyle mathsize="12pt">
        <mi>f</mi>
      </mstyle>
      <mrow/>
    </mrow>
    <annotation encoding="StarMath 5.0"> size 12{f} {}</annotation>
  </semantics>
</math>
</file>

<file path=Object 28/content.xml><?xml version="1.0" encoding="utf-8"?>
<math xmlns="http://www.w3.org/1998/Math/MathML" display="block">
  <semantics>
    <mrow>
      <msub>
        <mi>P</mi>
        <mi>P</mi>
      </msub>
      <mrow>
        <mo fence="true" stretchy="false">(</mo>
        <mrow>
          <mi>A</mi>
        </mrow>
        <mo fence="true" stretchy="false">)</mo>
      </mrow>
    </mrow>
    <annotation encoding="StarMath 5.0">{P} rsub {P} ( A )</annotation>
  </semantics>
</math>
</file>

<file path=Object 3/content.xml><?xml version="1.0" encoding="utf-8"?>
<math xmlns="http://www.w3.org/1998/Math/MathML" display="block">
  <semantics>
    <mrow>
      <mstyle mathsize="12pt">
        <mi>y</mi>
      </mstyle>
      <mrow/>
    </mrow>
    <annotation encoding="StarMath 5.0"> size 12{y} {}</annotation>
  </semantics>
</math>
</file>

<file path=Object 30/content.xml><?xml version="1.0" encoding="utf-8"?>
<math xmlns="http://www.w3.org/1998/Math/MathML" display="block">
  <semantics>
    <mrow>
      <msub>
        <mi>P</mi>
        <mi>L</mi>
      </msub>
      <mrow>
        <mo fence="true" stretchy="false">(</mo>
        <mrow>
          <mi>A</mi>
        </mrow>
        <mo fence="true" stretchy="false">)</mo>
      </mrow>
    </mrow>
    <annotation encoding="StarMath 5.0">{P} rsub {L} (A)</annotation>
  </semantics>
</math>
</file>

<file path=Object 32/content.xml><?xml version="1.0" encoding="utf-8"?>
<math xmlns="http://www.w3.org/1998/Math/MathML" display="block">
  <semantics>
    <mrow>
      <msub>
        <mi>P</mi>
        <mi>G</mi>
      </msub>
      <mrow>
        <mo fence="true" stretchy="false">(</mo>
        <mrow>
          <mover accent="true">
            <mi>A</mi>
            <mo stretchy="false">¯</mo>
          </mover>
        </mrow>
        <mo fence="true" stretchy="false">)</mo>
      </mrow>
    </mrow>
    <annotation encoding="StarMath 5.0">{P} rsub {G} ( bar A )</annotation>
  </semantics>
</math>
</file>

<file path=Object 4/content.xml><?xml version="1.0" encoding="utf-8"?>
<math xmlns="http://www.w3.org/1998/Math/MathML" display="block">
  <semantics>
    <mrow>
      <mstyle mathsize="12pt">
        <mi>t</mi>
      </mstyle>
      <mrow/>
    </mrow>
    <annotation encoding="StarMath 5.0"> size 12{t} {}</annotation>
  </semantics>
</math>
</file>

<file path=Object 5/content.xml><?xml version="1.0" encoding="utf-8"?>
<math xmlns="http://www.w3.org/1998/Math/MathML" display="block">
  <semantics>
    <mrow>
      <mstyle mathsize="12pt">
        <mrow>
          <mi>y</mi>
          <mi>'</mi>
        </mrow>
      </mstyle>
      <mrow/>
    </mrow>
    <annotation encoding="StarMath 5.0"> size 12{y'} {}</annotation>
  </semantics>
</math>
</file>

<file path=Object 6/content.xml><?xml version="1.0" encoding="utf-8"?>
<math xmlns="http://www.w3.org/1998/Math/MathML" display="block">
  <semantics>
    <mrow>
      <mstyle mathsize="12pt">
        <mi>y</mi>
      </mstyle>
      <mrow/>
    </mrow>
    <annotation encoding="StarMath 5.0"> size 12{y} {}</annotation>
  </semantics>
</math>
</file>

<file path=Object 7/content.xml><?xml version="1.0" encoding="utf-8"?>
<math xmlns="http://www.w3.org/1998/Math/MathML" display="block">
  <semantics>
    <mrow>
      <mstyle mathsize="12pt">
        <mrow>
          <mi>y</mi>
          <mrow>
            <mrow>
              <mi>'</mi>
              <mo stretchy="false">+</mo>
              <mi>y</mi>
            </mrow>
            <mo stretchy="false">=</mo>
            <mn>0</mn>
          </mrow>
        </mrow>
      </mstyle>
      <mrow/>
    </mrow>
    <annotation encoding="StarMath 5.0"> size 12{y'+y=0} {}</annotation>
  </semantics>
</math>
</file>

<file path=Object 8/content.xml><?xml version="1.0" encoding="utf-8"?>
<math xmlns="http://www.w3.org/1998/Math/MathML" display="block">
  <semantics>
    <mrow>
      <mstyle mathsize="12pt">
        <mi>a</mi>
      </mstyle>
      <mrow/>
    </mrow>
    <annotation encoding="StarMath 5.0"> size 12{a} {}</annotation>
  </semantics>
</math>
</file>

<file path=Object 9/content.xml><?xml version="1.0" encoding="utf-8"?>
<math xmlns="http://www.w3.org/1998/Math/MathML" display="block">
  <semantics>
    <mrow>
      <mstyle mathsize="12pt">
        <mi>g</mi>
      </mstyle>
      <mrow/>
    </mrow>
    <annotation encoding="StarMath 5.0"> size 12{g} {}</annotation>
  </semantics>
</math>
</file>